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 nunc si ad aliquem bene nummatum tumentemque ideo honestus advena salutatum introieris, primitus tamquam exoptatus suscipieris et interrogatus multa coactusque mentiri, miraberis numquam antea visus summatem virum tenuem te sic enixius observantem, ut paeniteat ob haec bona tamquam praecipua non vidisse ante decennium Rom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7T07:14:10.30</meta:creation-date>
    <dc:date>2012-07-07T07:14:37.83</dc:date>
    <meta:editing-duration>P0D</meta:editing-duration>
    <meta:editing-cycles>1</meta:editing-cycles>
    <meta:document-statistic meta:table-count="0" meta:image-count="0" meta:object-count="0" meta:page-count="1" meta:paragraph-count="1" meta:word-count="45" meta:character-count="330" meta:non-whitespace-character-count="285"/>
    <meta:generator>LOdev/3.6$Windows_x86 LibreOffice_project/3e2b862-dd05a58-d67668b-8ec3f67-dfb62d</meta:generator>
  </office:meta>
</office:document-meta>
</file>